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3"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4"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data-style-name="N117"/>
    <style:style style:name="ce16"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7" style:family="table-cell" style:parent-style-name="Default">
      <style:table-cell-properties fo:background-color="transparent"/>
      <style:text-properties fo:font-weight="normal" style:font-weight-asian="normal" style:font-weight-complex="normal"/>
    </style:style>
    <style:style style:name="ce18" style:family="table-cell" style:parent-style-name="Defaul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8"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8" office:value-type="string">
            <text:p>Apricots have big pits so be careful not to fall into them.</text:p>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text:p>
          </table:table-cell>
          <table:table-cell office:value-type="string">
            <text:p>Lotus flowers are very beautiful. Lotus fruits, however, are a common cause of trypophobia. Creepy stuff.</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2"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2"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2"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2"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2"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2"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2"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2"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2"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2"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2"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2"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2"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2"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2"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2"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2"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2"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2"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2"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2"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2"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2"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2"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3"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3"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3"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3"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3"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3"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3"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4"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3"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3"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3"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3"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3"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3"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3"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3"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3"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3"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4"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3"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3"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3"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8"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Big</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Huge</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and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5"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6"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6"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7"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7"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7"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7"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7"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7"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7"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7"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7"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7"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7"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7"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7"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7" office:value-type="string">
            <text:p>Phone: Hell yeah!</text:p>
          </table:table-cell>
          <table:table-cell table:style-name="ce17"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7"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7"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7" office:value-type="string">
            <text:p>???: God I'm SO SICK of this food2 crap. I was SO HUNGRY FOR REAL FOOD.</text:p>
          </table:table-cell>
          <table:table-cell table:style-name="ce17"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7" office:value-type="string">
            <text:p>???: Meats, breads, curries, pastas, fruits, hell, even VEGETABLES. I just want some REAL DAMN FOOD.</text:p>
          </table:table-cell>
          <table:table-cell table:style-name="ce17"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7"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7"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7"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7"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7"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5"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5"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8"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lik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3"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3"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3"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3"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4"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3"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3"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3"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9-02">09/02/2019</text:date>, <text:time>14:53: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09-02T14:53:27.47</dc:date>
    <meta:editing-duration>P139DT11H57M10S</meta:editing-duration>
    <meta:editing-cycles>1544</meta:editing-cycles>
    <dc:creator>Seab Dinch</dc:creator>
    <meta:document-statistic meta:table-count="1" meta:cell-count="7515" meta:object-count="0"/>
  </office:meta>
</office:document-meta>
</file>